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text-align="center" style:justify-single-word="false" fo:text-indent="0cm" style:auto-text-indent="false"/>
      <style:text-properties fo:color="#000000" loext:opacity="100%" style:font-name="Times New Roman" fo:font-size="12pt" fo:background-color="#ffffff" style:font-size-asian="12pt" style:font-name-complex="Times New Roman1" style:font-size-complex="12pt"/>
    </style:style>
    <style:style style:name="P2" style:family="paragraph" style:parent-style-name="Standard">
      <loext:graphic-properties draw:fill="none"/>
      <style:paragraph-properties fo:margin-left="-1cm" fo:margin-right="0cm" fo:margin-top="0cm" fo:margin-bottom="0.212cm" style:contextual-spacing="false" fo:text-align="center" style:justify-single-word="false" fo:orphans="2" fo:widows="2" fo:text-indent="0cm" style:auto-text-indent="false" fo:background-color="transparent" style:writing-mode="lr-tb"/>
      <style:text-properties officeooo:paragraph-rsid="0002db4d"/>
    </style:style>
    <style:style style:name="P3" style:family="paragraph" style:parent-style-name="Standard">
      <loext:graphic-properties draw:fill="none"/>
      <style:paragraph-properties fo:margin-left="-1cm" fo:margin-right="0cm" fo:text-align="center" style:justify-single-word="false" fo:orphans="2" fo:widows="2" fo:text-indent="0cm" style:auto-text-indent="false" fo:background-color="transparent" style:writing-mode="lr-tb"/>
    </style:style>
    <style:style style:name="P4" style:family="paragraph" style:parent-style-name="Standard">
      <loext:graphic-properties draw:fill="none"/>
      <style:paragraph-properties fo:margin-left="-1cm" fo:margin-right="0cm" fo:margin-top="0cm" fo:margin-bottom="0.212cm" style:contextual-spacing="false" fo:text-align="center" style:justify-single-word="false" fo:orphans="2" fo:widows="2" fo:text-indent="0cm" style:auto-text-indent="false" fo:background-color="transparent" style:writing-mode="lr-tb"/>
    </style:style>
    <style:style style:name="P5" style:family="paragraph" style:parent-style-name="Standard" style:master-page-name="">
      <loext:graphic-properties draw:fill="none"/>
      <style:paragraph-properties fo:margin-left="-1cm" fo:margin-right="0cm" fo:text-align="center" style:justify-single-word="false" fo:orphans="2" fo:widows="2" fo:text-indent="0cm" style:auto-text-indent="false" style:page-number="auto" fo:background-color="transparent" style:writing-mode="lr-tb"/>
    </style:style>
    <style:style style:name="P6" style:family="paragraph" style:parent-style-name="Standard">
      <loext:graphic-properties draw:fill="none"/>
      <style:paragraph-properties fo:margin-left="-1cm" fo:margin-right="0cm" fo:margin-top="0cm" fo:margin-bottom="0.212cm" style:contextual-spacing="false" fo:text-align="center" style:justify-single-word="false" fo:orphans="2" fo:widows="2" fo:text-indent="0cm" style:auto-text-indent="false" fo:background-color="transparent" style:writing-mode="lr-tb"/>
      <style:text-properties officeooo:rsid="0002db4d" officeooo:paragraph-rsid="0002db4d"/>
    </style:style>
    <style:style style:name="P7" style:family="paragraph" style:parent-style-name="Standard">
      <loext:graphic-properties draw:fill="none"/>
      <style:paragraph-properties fo:margin-left="-1cm" fo:margin-right="0cm" fo:margin-top="0cm" fo:margin-bottom="0cm" style:contextual-spacing="false" fo:text-align="center" style:justify-single-word="false" fo:orphans="2" fo:widows="2" fo:text-indent="0cm" style:auto-text-indent="false" fo:background-color="transparent" style:writing-mode="lr-tb"/>
      <style:text-properties style:font-name="Times New Roman" fo:font-size="12pt" style:font-size-asian="12pt" style:font-name-complex="Times New Roman1" style:font-size-complex="12pt"/>
    </style:style>
    <style:style style:name="P8" style:family="paragraph" style:parent-style-name="Standard">
      <style:paragraph-properties fo:margin-left="0cm" fo:margin-right="0cm" fo:margin-top="0cm" fo:margin-bottom="0cm" style:contextual-spacing="false" fo:text-align="center" style:justify-single-word="false" fo:text-indent="0cm" style:auto-text-indent="false"/>
      <style:text-properties fo:color="#000000" loext:opacity="100%" style:font-name="Times New Roman" fo:font-size="12pt" fo:background-color="#ffffff" style:font-size-asian="12pt" style:font-name-complex="Times New Roman1" style:font-size-complex="12pt"/>
    </style:style>
    <style:style style:name="P9" style:family="paragraph" style:parent-style-name="Standard">
      <loext:graphic-properties draw:fill="none"/>
      <style:paragraph-properties fo:margin-left="-1cm" fo:margin-right="0cm" fo:margin-top="0.101cm" fo:margin-bottom="0.101cm" style:contextual-spacing="false" fo:text-align="center" style:justify-single-word="false" fo:orphans="2" fo:widows="2" fo:text-indent="0cm" style:auto-text-indent="false" fo:background-color="transparent" style:writing-mode="lr-tb"/>
      <style:text-properties fo:color="#000000" loext:opacity="100%" style:font-name="Times New Roman" fo:font-size="12pt" fo:background-color="#ffffff" style:font-size-asian="12pt" style:font-name-complex="Times New Roman1" style:font-size-complex="12pt"/>
    </style:style>
    <style:style style:name="P10" style:family="paragraph" style:parent-style-name="Standard" style:master-page-name="">
      <loext:graphic-properties draw:fill="none"/>
      <style:paragraph-properties fo:margin-left="0cm" fo:margin-right="0cm" fo:margin-top="0.101cm" fo:margin-bottom="0.101cm" style:contextual-spacing="false" fo:line-height="115%" fo:text-align="center" style:justify-single-word="false" fo:orphans="2" fo:widows="2" fo:text-indent="0cm" style:auto-text-indent="false" style:page-number="auto" fo:background-color="transparent" style:writing-mode="lr-tb"/>
      <style:text-properties fo:color="#000000" loext:opacity="100%" style:font-name="Times New Roman" fo:font-size="12pt" fo:background-color="#ffffff" style:font-size-asian="12pt" style:font-name-complex="Times New Roman1" style:font-size-complex="12pt"/>
    </style:style>
    <style:style style:name="P11" style:family="paragraph" style:parent-style-name="Standard">
      <loext:graphic-properties draw:fill="none"/>
      <style:paragraph-properties fo:margin-left="-1cm" fo:margin-right="0cm" fo:margin-top="0cm" fo:margin-bottom="0cm" style:contextual-spacing="false" fo:line-height="150%" fo:text-align="justify" style:justify-single-word="false" fo:orphans="2" fo:widows="2" fo:text-indent="0cm" style:auto-text-indent="false" fo:background-color="transparent" style:writing-mode="lr-tb"/>
    </style:style>
    <style:style style:name="P12" style:family="paragraph" style:parent-style-name="Standard">
      <loext:graphic-properties draw:fill="none"/>
      <style:paragraph-properties fo:margin-left="-1cm" fo:margin-right="0cm" fo:margin-top="0cm" fo:margin-bottom="0.212cm" style:contextual-spacing="false" fo:line-height="150%" fo:text-align="justify" style:justify-single-word="false" fo:orphans="2" fo:widows="2" fo:text-indent="0cm" style:auto-text-indent="false" fo:background-color="transparent" style:writing-mode="lr-tb"/>
      <style:text-properties officeooo:paragraph-rsid="0002db4d"/>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02db4d"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fo:color="#000000" loext:opacity="100%" fo:background-color="#ffffff" loext:char-shading-value="0"/>
    </style:style>
    <style:style style:name="T5" style:family="text">
      <style:text-properties fo:color="#000000" loext:opacity="100%" officeooo:rsid="00045d6a" fo:background-color="#ffffff" loext:char-shading-value="0"/>
    </style:style>
    <style:style style:name="T6" style:family="text">
      <style:text-properties officeooo:rsid="00045d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МОСКОВСКИЙ ГОСУДАРСТВЕННЫЙ УНИВЕРСИТЕТ имени М.В.ЛОМОНОСОВА</text:span></text:p>
      <text:p text:style-name="P3"><text:span text:style-name="T1">ФАКУЛЬТЕТ ВЫЧИСЛИТЕЛЬНОЙ МАТЕМАТИКИ И КИБЕРНЕТИКИ</text:span></text:p>
      <text:p text:style-name="P4"><text:span text:style-name="T3">Отзыв на выпускную квалификационную работу</text:span></text:p>
      <text:p text:style-name="P6"><text:span text:style-name="T3">Ненахова Нила Денисовича</text:span></text:p>
      <text:p text:style-name="P2"><text:span text:style-name="T3">«Вычисление управляющих параметров работы</text:span></text:p>
      <text:p text:style-name="P2"><text:span text:style-name="T3">электролизной ванны»</text:span></text:p>
      <text:p text:style-name="P10">Квалификационная работа Ненахова Н. Д. посвящена численному нахождению двух основных параметров управления процессом электролиза алюминия в промышленной ванне: выходу по току и потери выхода по току. Эти параметры наглядно характеризуют эффективность производства алюминия. В силу агрессивности среды электролита и высоких температур проведения процесса электролиза в настоящее время не существует приборов, при помощи которых можно было бы измерить необходимые для вычисления значений параметров выхода по току и потерь выхода по току. Поэтому Институтом ВАМИ были разработаны эмпирические формулы их определения. Но на практике потери выхода по току фактически не удается вычислить по эмпирическим формулам, так как подробно замерить глубину жидкого металла по всей горизонтальной плоскости сечения рабочего пространства не представляется возможным. А погрешность определения выхода по току настолько велика, что пришлось разрабатывать новую эмпирическую формулу, также дающую величину потерь потока с достаточно большой погрешностью, и затем заносить в АСУТП производства полусумму этих величин.</text:p>
      <text:p text:style-name="P9">Эффективным инструментом исследования сложных динамических процессов в электролизной ванне, протекающих в тесной взаимосвязи, является математическое моделирование. Полученное распределение в рабочем пространстве основных характеристик процесса электролиза, входящих в эмпирические формулы, позволяет вычислить потери по току и выход по току намного точнее, чем это делалось ранее. Представленная в квалификационной работе Н<text:span text:style-name="T6">е</text:span>нахова Н.Д. была модифицирована формула определения потерь, выхода по току, и показано, что новая формула дает результат вычисления, который хорошо коррелирует с величиной выхода по току, а следовательно, гораздо адекватнее отражает реальный режим работы электролизной ванны. Для вычисления потерь, выхода потока Н<text:span text:style-name="T6">е</text:span>наховым Н.Д. был разработан метод триангуляции построения расчетной сетки и предложен метод вычисления поверхностного интеграла, являющийся границей раздела сред металл-электролит.</text:p>
      <text:p text:style-name="P9">В ходе выполнения работы Н<text:span text:style-name="T6">е</text:span>нах<text:span text:style-name="T6">ов</text:span> Н. Д. проявил себя как инициативный, способный к самостоятельной исследовательской работе студент. Им был изучен большой объем научной литературы и проведена объемная серия расчетов с наглядной графической иллюстрацией распределения потерь выхода по току в рабочем пространстве ванны. Результаты исследовательской работы доложены на международной конференции «Математика. Компьютер. Образование» (Дубна-2024). Намеченная программа исследований выполнена полностью.</text:p>
      <text:p text:style-name="P7"><text:span text:style-name="T4">Считаю, что квалификационная работа Н</text:span><text:span text:style-name="T5">е</text:span><text:span text:style-name="T4">нахова Н. Д. заслуживает оценки отлично.</text:span></text:p>
      <text:p text:style-name="P11"><text:span text:style-name="T1">Научный руководитель:</text:span></text:p>
      <text:p text:style-name="P12" loext:marker-style-name="T1"><text:span text:style-name="T1">д.ф-м.н., </text:span><text:span text:style-name="T2">в</text:span><text:span text:style-name="T1">едущий научный сотрудник<text:tab/><text:tab/><text:tab/><text:tab/><text:tab/><text:tab/></text:span><text:span text:style-name="T2">Н.П.Савенкова</text:span><text:span text:style-name="T1"><text:tab/><text:tab/><text:tab/><text:tab/><text:ta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_20__28_WW_29_" style:display-name="Default Paragraph Font (WW)" style:family="text"/>
    <style:style style:name="Placeholder_20_Text" style:display-name="Placeholder Text" style:family="text" style:parent-style-name="Default_20_Paragraph_20_Font_20__28_WW_29_">
      <style:text-properties fo:color="#808080" loext:opacity="100%"/>
    </style:style>
    <style:style style:name="Текст_20_выноски_20_Знак" style:display-name="Текст выноски Знак"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cm" fo:margin-bottom="2cm" fo:margin-left="3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ryanikova</meta:initial-creator>
    <meta:editing-cycles>4</meta:editing-cycles>
    <meta:creation-date>2018-03-22T14:18:00</meta:creation-date>
    <dc:date>2024-04-23T17:02:35.581000000</dc:date>
    <meta:editing-duration>PT9H46M41S</meta:editing-duration>
    <meta:generator>LibreOffice/7.6.4.1$Windows_X86_64 LibreOffice_project/e19e193f88cd6c0525a17fb7a176ed8e6a3e2aa1</meta:generator>
    <meta:print-date>2024-04-23T09:04:40.330000000</meta:print-date>
    <meta:document-statistic meta:table-count="0" meta:image-count="0" meta:object-count="0" meta:page-count="1" meta:paragraph-count="12" meta:word-count="350" meta:character-count="2908" meta:non-whitespace-character-count="2560"/>
    <meta:user-defined meta:name="AppVersion">12.0000</meta:user-defined>
    <meta:user-defined meta:name="Company">Hewlett-Packard Company</meta:user-defined>
    <meta:template xlink:type="simple" xlink:actuate="onRequest" xlink:title="Normal" xlink:href=""/>
  </office:meta>
</office:document-meta>
</file>